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ndara" svg:font-family="Candar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华文楷体" svg:font-family="华文楷体" style:font-family-generic="system" style:font-pitch="variable"/>
  </office:font-face-decls>
  <office:automatic-styles>
    <style:style style:name="P1" style:family="paragraph" style:parent-style-name="Standard">
      <style:text-properties style:font-name="Calibri"/>
    </style:style>
    <style:style style:name="P2" style:family="paragraph" style:parent-style-name="Standard">
      <style:text-properties officeooo:paragraph-rsid="00145047"/>
    </style:style>
    <style:style style:name="P3" style:family="paragraph" style:parent-style-name="Standard">
      <style:text-properties officeooo:rsid="0015a151" officeooo:paragraph-rsid="0015a151"/>
    </style:style>
    <style:style style:name="P4" style:family="paragraph" style:parent-style-name="Standard">
      <style:text-properties style:font-name="Calibri"/>
    </style:style>
    <style:style style:name="P5" style:family="paragraph" style:parent-style-name="Standard">
      <style:text-properties style:font-name="Calibri" officeooo:rsid="00145047" officeooo:paragraph-rsid="0015a151"/>
    </style:style>
    <style:style style:name="P6" style:family="paragraph" style:parent-style-name="Standard">
      <style:text-properties officeooo:rsid="0015a151" officeooo:paragraph-rsid="0015a151"/>
    </style:style>
    <style:style style:name="P7" style:family="paragraph" style:parent-style-name="Standard">
      <style:text-properties officeooo:rsid="0018cb45" officeooo:paragraph-rsid="0018cb45"/>
    </style:style>
    <style:style style:name="P8" style:family="paragraph" style:parent-style-name="Heading_20_1" style:list-style-name="WWNum12">
      <style:text-properties style:font-name="Calibri"/>
    </style:style>
    <style:style style:name="P9" style:family="paragraph" style:parent-style-name="Heading_20_2" style:list-style-name="WWNum12">
      <style:text-properties style:font-name="Calibri"/>
    </style:style>
    <style:style style:name="P10" style:family="paragraph" style:parent-style-name="List_20_Paragraph" style:list-style-name="WWNum13">
      <style:text-properties style:font-name="Calibri"/>
    </style:style>
    <style:style style:name="P11" style:family="paragraph" style:parent-style-name="List_20_Paragraph" style:list-style-name="WWNum14"/>
    <style:style style:name="P12" style:family="paragraph" style:parent-style-name="Title" style:master-page-name="Standard">
      <style:paragraph-properties style:page-number="auto"/>
      <style:text-properties style:font-name="Calibri" fo:font-size="22pt" style:font-size-asian="22pt" style:font-size-complex="22pt"/>
    </style:style>
    <style:style style:name="T1" style:family="text">
      <style:text-properties style:font-name="Calibri"/>
    </style:style>
    <style:style style:name="T2" style:family="text">
      <style:text-properties style:font-name="Calibri" officeooo:rsid="00134b72"/>
    </style:style>
    <style:style style:name="T3" style:family="text">
      <style:text-properties style:font-name="Calibri" officeooo:rsid="00145047"/>
    </style:style>
    <style:style style:name="T4" style:family="text">
      <style:text-properties style:font-name="Calibri" officeooo:rsid="00166179"/>
    </style:style>
    <style:style style:name="T5" style:family="text">
      <style:text-properties style:font-name="Calibri" officeooo:rsid="00168974"/>
    </style:style>
    <style:style style:name="T6" style:family="text">
      <style:text-properties style:font-name="Calibri" officeooo:rsid="001730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ata Visualisation for business using Python and Bokeh. </text:p>
      <text:p text:style-name="P1"/>
      <text:p text:style-name="P1"/>
      <text:list xml:id="list8630463556680055157" text:style-name="WWNum12">
        <text:list-item>
          <text:h text:style-name="P8" text:outline-level="1">Introduction</text:h>
        </text:list-item>
      </text:list>
      <text:p text:style-name="P1">Data Visualisation describes the process of representing data in a graphical form, to communicate it more clearly and to help reveal any patterns within it. It has always played an important part in the fields of scientific research, or anywhere data must be studied, presented or used in decision making processes.</text:p>
      <text:p text:style-name="P1">For a business, the power of data visualisation is in the ability to gain insights from all the data it has access to, whether this data is held in in-house databases, recorded by various sensor systems, or available through wider internet channels such as social media. Its day to day use in business ranges from creating simple charts in Excel, to using enterprise-level specialised packages like Tableau and QlikView.</text:p>
      <text:p text:style-name="P1">In recent years, there has also been a trend for live graphics displayed on a dashboard-style screen, rather than, or in addition to, simply having periodic reports presented to management. These systems often take a browser-based approach, for example, using JavaScript libraries to build image files in the web page. Business dashboard systems may be different from analytical and presentation systems in that they typically allow users to monitor status and performance, such as business KPIs.</text:p>
      <text:list xml:id="list92539512032951" text:continue-numbering="true" text:style-name="WWNum12">
        <text:list-item>
          <text:h text:style-name="P8" text:outline-level="1">Objective</text:h>
        </text:list-item>
      </text:list>
      <text:p text:style-name="P1">This project investigates the use of the Python programming language, coupled with the Bokeh Python/JavaScript libraries, for the purposes of processing business data, and turning that data into useful visuals for the purposes of data analysis, presentations, and business dashboards. The project will also look at some of the technical challenges in setting up a low-cost dashboard system, in terms of the hardware, software and networking challenges involved.</text:p>
      <text:p text:style-name="P2"><text:span text:style-name="T1">The project will research the sort of data sources </text:span><text:span text:style-name="T3">data scientists and businesses</text:span><text:span text:style-name="T1"> have to work with, what the data can reveal through visualisation, and what hardware they could use to present and display the results. </text:span><text:span text:style-name="T3">The concepts will be demonstrated using a variety of </text:span><text:span text:style-name="T1">real-world public data, and </text:span><text:span text:style-name="T2">some real business data </text:span><text:span text:style-name="T3">will be used in building a business dashboard for a call centre.</text:span></text:p>
      <text:h text:style-name="Heading_20_1" text:outline-level="1">Data visualisation</text:h>
      <text:h text:style-name="Heading_20_2" text:outline-level="2">What is it and who uses it?</text:h>
      <text:p text:style-name="P5"><text:soft-page-break/>From maps to royal family trees, data visualisation has a long history in presenting, understanding and maximising value from data. Today, when the amount of data being generated is growing exponentially, there is a greater need than ever for people and tools to apply data visualisation skills to make sense of it. The range of types of data is also expanding with video, sound, sensor data, network data, web statistics and communications data.</text:p>
      <text:p text:style-name="P3"><text:span text:style-name="T3">Data visualisation techniques may differ greatly depending on the context and the intended audience. In data science, it may be used as part of data exploration, and as an aid in statistical analysis. In media, it is used to demonst</text:span><text:span text:style-name="T4">r</text:span><text:span text:style-name="T3">ate concepts or figures </text:span><text:span text:style-name="T5">such as weather data</text:span><text:span text:style-name="T3">, or </text:span><text:span text:style-name="T5">to </text:span><text:span text:style-name="T3">help tell a story. In business it is used to do all of these </text:span><text:span text:style-name="T6">things, but in particular, it is a way of gaining insight for decision making, for example, to see where performance can be improved, or where new opportunities can be identified.</text:span></text:p>
      <text:p text:style-name="P3"><text:span text:style-name="T3">Some common types of visual used include line and bar charts, scatter plots and histograms. Other more specialised charts and </text:span><text:span text:style-name="T4">visuals</text:span><text:span text:style-name="T3"> include those used for networks, economic data like stock prices, Gantt charts for project planning </text:span><text:span text:style-name="T4">and medical scans</text:span><text:span text:style-name="T3">.</text:span></text:p>
      <text:h text:style-name="Heading_20_2" text:outline-level="2">Data visualisation tools</text:h>
      <text:p text:style-name="P7"><text:span text:style-name="T1">There are many choices when it comes to </text:span></text:p>
      <text:list xml:id="list92539814765883" text:continue-numbering="true" text:style-name="WWNum12">
        <text:list-item>
          <text:h text:style-name="P8" text:outline-level="1">Technology</text:h>
          <text:list>
            <text:list-item>
              <text:h text:style-name="P9" text:outline-level="2">Python</text:h>
            </text:list-item>
          </text:list>
        </text:list-item>
      </text:list>
      <text:p text:style-name="P1">Python is a popular programming language designed to be easy to use, easy to read and easy to extend. It ships with most Linux installs but can be used on most operating systems. It is often used as a scripting language for one-off jobs or quickly putting small applications together, and can be used as a ‘glue’ language for working with existing components written in faster performing languages like C. </text:p>
      <text:p text:style-name="P1">Python has a large open-source community and thousands of pre-built packages are available for web frameworks, working with databases and with different data formats. There are tools for testing, automation and system administration.</text:p>
      <text:p text:style-name="P1">Python is particularly popular in scientific computing, including the growing Data Science community, with libraries like NumPy, Pandas, SciPy and MatPlotLib. Many of these provide functionality similar to that of the specialised R language for statistical and analytical purposes.</text:p>
      <text:list xml:id="list92539146114016" text:continue-numbering="true" text:style-name="WWNum12">
        <text:list-item>
          <text:list>
            <text:list-item>
              <text:h text:style-name="P9" text:outline-level="2">Bokeh</text:h>
            </text:list-item>
          </text:list>
        </text:list-item>
      </text:list>
      <text:p text:style-name="P1">Bokeh is a visualisation library with a Python component. In the creator’s words “Its goal is to provide elegant, concise construction of novel graphics in the style of D3.js, but also deliver this capability with high-performance interactivity over very large or streaming datasets”. </text:p>
      <text:p text:style-name="P1"><text:soft-page-break/>Using Bokeh can mean writing only Python code, but the output is an interactive HTML5 object for modern browsers, which uses Canvas to render the graphics. The output can be hooked up to a Bokeh server for real-time data updates, with any heavy computation being carried out on the server side.</text:p>
      <text:p text:style-name="Standard"><text:span text:style-name="T1">Bokeh is a relatively new and still developing library so new functionality is being added quite quickly. It is being developed to tie in well with other Python data science tools such as Pandas, MatPlotLib and ggPlot. It has high level and low level interfaces, so you can create some standard charts easily without getting too involved in coding, or you can choose to have more control over all the inputs and configuration to produce highly customised visuals. </text:span></text:p>
      <text:p text:style-name="Standard"><text:span text:style-name="T1">Bokeh Python works by basically translating Python objects into JSON. This is processed by the JavaScript library component of Bokeh into native Canvas and HTML (in addition to Python, the JSON can also be produced using NodeJS, R and Scala among others).</text:span></text:p>
      <text:p text:style-name="P1"/>
      <text:p text:style-name="Standard"><text:span text:style-name="T1">You can also see an example of a </text:span><text:a xlink:type="simple" xlink:href="https://demo.bokehplots.com/apps/gapminder" text:style-name="Internet_20_link" text:visited-style-name="Visited_20_Internet_20_Link"><text:span text:style-name="T1">Bokeh version of a famous TED interactive presentation here</text:span></text:a><text:span text:style-name="T1">.</text:span></text:p>
      <text:list xml:id="list92539445271100" text:continue-numbering="true" text:style-name="WWNum12">
        <text:list-item>
          <text:list>
            <text:list-item>
              <text:h text:style-name="P9" text:outline-level="2">Hardware</text:h>
            </text:list-item>
          </text:list>
        </text:list-item>
      </text:list>
      <text:p text:style-name="P1">To demonstrate the low-cost dashboard concept, a standard TV with HDMI input will be used. The content will be served with an unobtrusive Raspberry Pi system mounted behind the screen. This will have to be set up to connect to the network through WiFi, be accessible remotely through SSH, and configured with custom start-up options to display the dashboard contents correctly without local user input.</text:p>
      <text:list xml:id="list92540179703301" text:continue-numbering="true" text:style-name="WWNum12">
        <text:list-item>
          <text:list>
            <text:list-item>
              <text:h text:style-name="P9" text:outline-level="2">Other considerations</text:h>
            </text:list-item>
          </text:list>
        </text:list-item>
      </text:list>
      <text:list xml:id="list6117406646395591433" text:style-name="WWNum13">
        <text:list-item>
          <text:p text:style-name="P10">The coding for the project will be kept under version control using Git, and the Github service.</text:p>
        </text:list-item>
        <text:list-item>
          <text:p text:style-name="P10">Most of the work will be carried out on Linux Images on Oracle’s VirtualBox VM.</text:p>
        </text:list-item>
        <text:list-item>
          <text:p text:style-name="P10">A lot of the initial coding may be carried out and tested in an interactive Python browser environment, namely Jupyter (iPython) Notebook for instant feedback.</text:p>
        </text:list-item>
        <text:list-item>
          <text:p text:style-name="P10">If APIs have to be reproduced for serving data, these will use a Python REST Framework such as Django or Bottle.</text:p>
        </text:list-item>
        <text:list-item>
          <text:p text:style-name="P10">Raw data can come from a wide variety of sources in practice, so the project will attempt to replicate a good range of these.</text:p>
        </text:list-item>
      </text:list>
      <text:list xml:id="list92540450182612" text:continue-list="list92540179703301" text:style-name="WWNum12">
        <text:list-item>
          <text:h text:style-name="P8" text:outline-level="1">Resources</text:h>
        </text:list-item>
      </text:list>
      <text:list xml:id="list5794506842166364800" text:style-name="WWNum14">
        <text:list-item>
          <text:p text:style-name="P11"><text:span text:style-name="T1">Intro to Python for Data Science </text:span><text:a xlink:type="simple" xlink:href="https://www.datacamp.com/courses/intro-to-python-for-data-science" text:style-name="Internet_20_link" text:visited-style-name="Visited_20_Internet_20_Link"><text:span text:style-name="T1">https://www.datacamp.com/courses/intro-to-python-for-data-science</text:span></text:a></text:p>
        </text:list-item>
        <text:list-item>
          <text:p text:style-name="P11"><text:span text:style-name="T1">Welcome to Bokeh </text:span><text:a xlink:type="simple" xlink:href="http://bokeh.pydata.org/en/latest/" text:style-name="Internet_20_link" text:visited-style-name="Visited_20_Internet_20_Link"><text:span text:style-name="T1">http://bokeh.pydata.org/en/latest/</text:span></text:a></text:p>
        </text:list-item>
        <text:list-item>
          <text:p text:style-name="P11"><text:soft-page-break/><text:span text:style-name="T1">One Chart, Twelve Charting Libraries </text:span><text:a xlink:type="simple" xlink:href="http://lisacharlotterost.github.io/2016/05/17/one-chart-code/" text:style-name="Internet_20_link" text:visited-style-name="Visited_20_Internet_20_Link"><text:span text:style-name="T1">http://lisacharlotterost.github.io/2016/05/17/one-chart-code/</text:span></text:a></text:p>
        </text:list-item>
        <text:list-item>
          <text:p text:style-name="P11"><text:span text:style-name="T1">D3.js </text:span><text:a xlink:type="simple" xlink:href="https://d3js.org/" text:style-name="Internet_20_link" text:visited-style-name="Visited_20_Internet_20_Link"><text:span text:style-name="T1">https://d3js.org/</text:span></text:a></text:p>
        </text:list-item>
        <text:list-item>
          <text:p text:style-name="P11"><text:span text:style-name="T1">CSO Datasets </text:span><text:a xlink:type="simple" xlink:href="http://data.cso.ie/datasets/index.html" text:style-name="Internet_20_link" text:visited-style-name="Visited_20_Internet_20_Link"><text:span text:style-name="T1">http://data.cso.ie/datasets/index.html</text:span></text:a></text:p>
        </text:list-item>
        <text:list-item>
          <text:p text:style-name="P11"><text:span text:style-name="T1">Reporting &amp; Dashboard Software </text:span><text:a xlink:type="simple" xlink:href="https://www.getapp.com/business-intelligence-analytics-software/reporting-dashboard/" text:style-name="Internet_20_link" text:visited-style-name="Visited_20_Internet_20_Link"><text:span text:style-name="T1">https://www.getapp.com/business-intelligence-analytics-software/reporting-dashboard/</text:span></text:a></text:p>
        </text:list-item>
        <text:list-item>
          <text:p text:style-name="P11"><text:span text:style-name="T1">All-In-One Online Business Dashboard </text:span><text:a xlink:type="simple" xlink:href="http://www.cyfe.com/" text:style-name="Internet_20_link" text:visited-style-name="Visited_20_Internet_20_Link"><text:span text:style-name="T1">http://www.cyfe.com/</text:span></text:a></text:p>
        </text:list-item>
        <text:list-item>
          <text:p text:style-name="P11"><text:span text:style-name="T1">Data Visualization Is The Future - Here's Why </text:span><text:a xlink:type="simple" xlink:href="http://www.forbes.com/sites/dorieclark/2014/03/10/data-visualization-is-the-future-heres-why/" text:style-name="Internet_20_link" text:visited-style-name="Visited_20_Internet_20_Link"><text:span text:style-name="T1">http://www.forbes.com/sites/dorieclark/2014/03/10/data-visualization-is-the-future-heres-why/</text:span></text:a></text:p>
        </text:list-item>
        <text:list-item>
          <text:p text:style-name="P11"><text:span text:style-name="T1">PYTHON THE FASTEST GROWING OPEN DATA SCIENCE PLATFORM </text:span><text:a xlink:type="simple" xlink:href="https://www.continuum.io/why-anaconda" text:style-name="Internet_20_link" text:visited-style-name="Visited_20_Internet_20_Link"><text:span text:style-name="T1">https://www.continuum.io/why-anaconda</text:span></text:a></text:p>
        </text:list-item>
        <text:list-item>
          <text:p text:style-name="P11"><text:span text:style-name="T1">Raspberry Pi </text:span><text:a xlink:type="simple" xlink:href="https://www.raspberrypi.org/" text:style-name="Internet_20_link" text:visited-style-name="Visited_20_Internet_20_Link"><text:span text:style-name="T1">https://www.raspberrypi.org/</text:span></text:a></text:p>
        </text:list-item>
        <text:list-item>
          <text:p text:style-name="P11"><text:span text:style-name="T1">Jupyter</text:span><text:bookmark text:name="_GoBack"/><text:span text:style-name="T1"> Notebook </text:span><text:a xlink:type="simple" xlink:href="http://jupyter.org/" text:style-name="Internet_20_link" text:visited-style-name="Visited_20_Internet_20_Link"><text:span text:style-name="T1">http://jupyter.org/</text:span></text:a></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ndara" svg:font-family="Candara"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 svg:font-family="Tahoma" style:font-family-generic="system" style:font-pitch="variable"/>
    <style:font-face style:name="华文楷体" svg:font-family="华文楷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style:font-name="Candara" fo:font-size="11pt" fo:language="en" fo:country="US" style:letter-kerning="true" style:font-name-asian="华文楷体" style:font-size-asian="11pt" style:language-asian="ja" style:country-asian="JP" style:font-name-complex="Tahoma" style:font-size-complex="11pt" style:language-complex="ar" style:country-complex="SA"/>
    </style:default-style>
    <style:default-style style:family="paragraph">
      <style:paragraph-properties fo:margin-top="0cm" fo:margin-bottom="0.282cm" loext:contextual-spacing="false" fo:line-height="108%" fo:hyphenation-ladder-count="no-limit" style:text-autospace="ideograph-alpha" style:punctuation-wrap="hanging" style:line-break="strict" style:tab-stop-distance="1.27cm" style:writing-mode="page"/>
      <style:text-properties style:use-window-font-color="true" style:font-name="Candara" fo:font-size="11pt" fo:language="en" fo:country="US" style:letter-kerning="true" style:font-name-asian="华文楷体" style:font-size-asian="11pt" style:language-asian="ja" style:country-asian="JP"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auto-update="true" style:default-outline-level="1" style:class="text">
      <style:paragraph-properties fo:margin-top="0.423cm" fo:margin-bottom="0cm" loext:contextual-spacing="false" fo:keep-together="always" fo:keep-with-next="always"/>
      <style:text-properties style:font-name="Candara" fo:font-family="Candara" style:font-family-generic="roman" style:font-pitch="variable" fo:font-size="20pt" fo:font-weight="bold" style:font-name-asian="华文楷体" style:font-family-asian="华文楷体" style:font-family-generic-asian="system" style:font-pitch-asian="variable" style:font-size-asian="20pt" style:font-weight-asian="bold" style:font-name-complex="Tahoma" style:font-family-complex="Tahoma" style:font-family-generic-complex="system" style:font-pitch-complex="variable" style:font-size-complex="20pt" style:font-weight-complex="bold"/>
    </style:style>
    <style:style style:name="Heading_20_2" style:display-name="Heading 2" style:family="paragraph" style:parent-style-name="Standard" style:next-style-name="Standard" style:auto-update="true" style:default-outline-level="2" style:class="text">
      <style:paragraph-properties fo:margin-top="0.071cm" fo:margin-bottom="0cm" loext:contextual-spacing="false" fo:keep-together="always" fo:keep-with-next="always"/>
      <style:text-properties style:font-name="Candara" fo:font-family="Candara" style:font-family-generic="roman" style:font-pitch="variable" fo:font-size="16pt" fo:font-weight="bold" style:font-name-asian="华文楷体" style:font-family-asian="华文楷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3" style:display-name="Heading 3" style:family="paragraph" style:parent-style-name="Standard" style:next-style-name="Standard" style:auto-update="true" style:default-outline-level="3" style:class="text">
      <style:paragraph-properties fo:margin-top="0.071cm" fo:margin-bottom="0cm" loext:contextual-spacing="false" fo:keep-together="always" fo:keep-with-next="always"/>
      <style:text-properties style:font-name="Candara" fo:font-family="Candara" style:font-family-generic="roman" style:font-pitch="variable" fo:font-size="12pt" fo:font-weight="bold" style:font-name-asian="华文楷体" style:font-family-asian="华文楷体"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 style:display-name="Heading 4" style:family="paragraph" style:parent-style-name="Standard" style:next-style-name="Standard" style:auto-update="true" style:default-outline-level="4" style:class="text">
      <style:paragraph-properties fo:margin-top="0.071cm" fo:margin-bottom="0cm" loext:contextual-spacing="false" fo:keep-together="always" fo:keep-with-next="always"/>
      <style:text-properties style:font-name="Candara" fo:font-family="Candara" style:font-family-generic="roman" style:font-pitch="variable" fo:font-style="italic" fo:font-weight="bold" style:font-name-asian="华文楷体" style:font-family-asian="华文楷体"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 style:display-name="Heading 5" style:family="paragraph" style:parent-style-name="Standard" style:next-style-name="Standard" style:auto-update="true" style:default-outline-level="5" style:class="text">
      <style:paragraph-properties fo:margin-top="0.071cm" fo:margin-bottom="0cm" loext:contextual-spacing="false" fo:keep-together="always" fo:keep-with-next="always"/>
      <style:text-properties style:font-name="Candara" fo:font-family="Candara" style:font-family-generic="roman" style:font-pitch="variable" style:font-name-asian="华文楷体" style:font-family-asian="华文楷体" style:font-family-generic-asian="system" style:font-pitch-asian="variable" style:font-name-complex="Tahoma" style:font-family-complex="Tahoma" style:font-family-generic-complex="system" style:font-pitch-complex="variable"/>
    </style:style>
    <style:style style:name="Heading_20_6" style:display-name="Heading 6" style:family="paragraph" style:parent-style-name="Standard" style:next-style-name="Standard" style:auto-update="true" style:default-outline-level="6" style:class="text">
      <style:paragraph-properties fo:margin-top="0.071cm" fo:margin-bottom="0cm" loext:contextual-spacing="false" fo:keep-together="always" fo:keep-with-next="always"/>
      <style:text-properties style:font-name="Candara" fo:font-family="Candara" style:font-family-generic="roman" style:font-pitch="variable" fo:font-size="10pt" style:font-name-asian="华文楷体" style:font-family-asian="华文楷体" style:font-family-generic-asian="system" style:font-pitch-asian="variable" style:font-size-asian="10pt" style:font-name-complex="Tahoma" style:font-family-complex="Tahoma" style:font-family-generic-complex="system" style:font-pitch-complex="variable" style:font-size-complex="10pt"/>
    </style:style>
    <style:style style:name="Heading_20_7" style:display-name="Heading 7" style:family="paragraph" style:parent-style-name="Standard" style:next-style-name="Standard" style:auto-update="true" style:default-outline-level="7" style:class="text">
      <style:paragraph-properties fo:margin-top="0.071cm" fo:margin-bottom="0cm" loext:contextual-spacing="false" fo:keep-together="always" fo:keep-with-next="always"/>
      <style:text-properties style:font-name="Candara" fo:font-family="Candara" style:font-family-generic="roman" style:font-pitch="variable" fo:font-size="10pt" fo:font-style="italic" style:font-name-asian="华文楷体" style:font-family-asian="华文楷体"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Heading_20_8" style:display-name="Heading 8" style:family="paragraph" style:parent-style-name="Standard" style:next-style-name="Standard" style:auto-update="true" style:default-outline-level="8" style:class="text">
      <style:paragraph-properties fo:margin-top="0.071cm" fo:margin-bottom="0cm" loext:contextual-spacing="false" fo:keep-together="always" fo:keep-with-next="always"/>
      <style:text-properties fo:text-transform="uppercase" fo:color="#272727" style:font-name="Candara" fo:font-family="Candara" style:font-family-generic="roman" style:font-pitch="variable" fo:font-size="9pt" style:font-name-asian="华文楷体" style:font-family-asian="华文楷体" style:font-family-generic-asian="system" style:font-pitch-asian="variable" style:font-size-asian="9pt" style:font-name-complex="Tahoma" style:font-family-complex="Tahoma" style:font-family-generic-complex="system" style:font-pitch-complex="variable" style:font-size-complex="9pt"/>
    </style:style>
    <style:style style:name="Heading_20_9" style:display-name="Heading 9" style:family="paragraph" style:parent-style-name="Standard" style:next-style-name="Standard" style:auto-update="true" style:default-outline-level="9" style:class="text">
      <style:paragraph-properties fo:margin-top="0.071cm" fo:margin-bottom="0cm" loext:contextual-spacing="false" fo:keep-together="always" fo:keep-with-next="always"/>
      <style:text-properties fo:text-transform="uppercase" style:font-name="Candara" fo:font-family="Candara" style:font-family-generic="roman" style:font-pitch="variable" fo:font-size="9pt" fo:font-style="italic" style:font-name-asian="华文楷体" style:font-family-asian="华文楷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ndara" fo:font-family="Candara" style:font-family-generic="roman" style:font-pitch="variable" fo:font-size="36pt" fo:letter-spacing="normal" style:letter-kerning="true" style:font-name-asian="华文楷体" style:font-family-asian="华文楷体" style:font-family-generic-asian="system" style:font-pitch-asian="variable" style:font-size-asian="36pt" style:font-name-complex="Tahoma" style:font-family-complex="Tahoma" style:font-family-generic-complex="system" style:font-pitch-complex="variable" style:font-size-complex="36pt"/>
    </style:style>
    <style:style style:name="Subtitle" style:family="paragraph" style:parent-style-name="Standard" style:next-style-name="Standard" style:default-outline-level="" style:class="chapter">
      <style:text-properties fo:color="#5a5a5a"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Quote" style:family="paragraph" style:parent-style-name="Standard" style:next-style-name="Standard" style:default-outline-level="">
      <loext:graphic-properties draw:fill="solid" draw:fill-color="#f2f2f2"/>
      <style:paragraph-properties fo:margin-left="1.524cm" fo:margin-right="1.524cm" fo:margin-top="0.353cm" fo:margin-bottom="0.282cm" loext:contextual-spacing="false" fo:text-indent="0cm" style:auto-text-indent="false" fo:background-color="#f2f2f2" fo:padding-left="0.141cm" fo:padding-right="0.141cm" fo:padding-top="0.035cm" fo:padding-bottom="0.035cm" fo:border="6.01pt solid #f2f2f2"/>
      <style:text-properties fo:font-style="italic" style:font-style-asian="italic" style:font-style-complex="italic"/>
    </style:style>
    <style:style style:name="Intense_20_Quote" style:display-name="Intense Quote" style:family="paragraph" style:parent-style-name="Standard" style:next-style-name="Standard" style:default-outline-level="">
      <loext:graphic-properties draw:fill="solid" draw:fill-color="#d1eef9"/>
      <style:paragraph-properties fo:margin-left="1.524cm" fo:margin-right="1.524cm" fo:margin-top="0.353cm" fo:margin-bottom="0.282cm" loext:contextual-spacing="false" fo:text-align="justify" style:justify-single-word="false" fo:text-indent="0cm" style:auto-text-indent="false" fo:background-color="#d1eef9" fo:padding-left="0.141cm" fo:padding-right="0.141cm" fo:padding-top="0.035cm" fo:padding-bottom="0.035cm" fo:border="6.01pt solid #d1eef9"/>
      <style:text-properties fo:font-style="italic" style:font-style-asian="italic"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caption" style:family="paragraph" style:parent-style-name="Standard" style:next-style-name="Standard" style:default-outline-level="">
      <style:paragraph-properties fo:margin-top="0cm" fo:margin-bottom="0.353cm" loext:contextual-spacing="false" fo:line-height="100%"/>
      <style:text-properties fo:font-size="10pt" fo:font-style="italic" style:font-size-asian="10pt" style:font-style-asian="italic" style:font-size-complex="10pt" style:font-style-complex="italic"/>
    </style:style>
    <style:style style:name="Contents_20_Heading" style:display-name="Contents Heading" style:family="paragraph" style:parent-style-name="Heading_20_1" style:next-style-name="Standard" style:default-outline-level="" style:list-style-name="" style:class="index"/>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ndara" fo:font-family="Candara" style:font-family-generic="roman" style:font-pitch="variable" fo:font-size="20pt" fo:font-weight="bold" style:font-name-asian="华文楷体" style:font-family-asian="华文楷体" style:font-family-generic-asian="system" style:font-pitch-asian="variable" style:font-size-asian="20pt" style:font-weight-asian="bold" style:font-name-complex="Tahoma" style:font-family-complex="Tahoma" style:font-family-generic-complex="system" style:font-pitch-complex="variable" style:font-size-complex="20pt" style:font-weight-complex="bold"/>
    </style:style>
    <style:style style:name="Heading_20_2_20_Char" style:display-name="Heading 2 Char" style:family="text" style:parent-style-name="Default_20_Paragraph_20_Font">
      <style:text-properties style:font-name="Candara" fo:font-family="Candara" style:font-family-generic="roman" style:font-pitch="variable" fo:font-size="16pt" fo:font-weight="bold" style:font-name-asian="华文楷体" style:font-family-asian="华文楷体"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style:font-name="Candara" fo:font-family="Candara" style:font-family-generic="roman" style:font-pitch="variable" fo:font-size="12pt" fo:font-weight="bold" style:font-name-asian="华文楷体" style:font-family-asian="华文楷体"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style:font-name="Candara" fo:font-family="Candara" style:font-family-generic="roman" style:font-pitch="variable" fo:font-style="italic" fo:font-weight="bold" style:font-name-asian="华文楷体" style:font-family-asian="华文楷体" style:font-family-generic-asian="system" style:font-pitch-asian="variable" style:font-style-asian="italic" style:font-weight-asian="bold" style:font-name-complex="Tahoma" style:font-family-complex="Tahoma"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style:font-name="Candara" fo:font-family="Candara" style:font-family-generic="roman" style:font-pitch="variable" style:font-name-asian="华文楷体" style:font-family-asian="华文楷体" style:font-family-generic-asian="system" style:font-pitch-asian="variable" style:font-name-complex="Tahoma" style:font-family-complex="Tahoma" style:font-family-generic-complex="system" style:font-pitch-complex="variable"/>
    </style:style>
    <style:style style:name="Heading_20_6_20_Char" style:display-name="Heading 6 Char" style:family="text" style:parent-style-name="Default_20_Paragraph_20_Font">
      <style:text-properties style:font-name="Candara" fo:font-family="Candara" style:font-family-generic="roman" style:font-pitch="variable" fo:font-size="10pt" style:font-name-asian="华文楷体" style:font-family-asian="华文楷体" style:font-family-generic-asian="system" style:font-pitch-asian="variable" style:font-size-asian="10pt" style:font-name-complex="Tahoma" style:font-family-complex="Tahoma" style:font-family-generic-complex="system" style:font-pitch-complex="variable" style:font-size-complex="10pt"/>
    </style:style>
    <style:style style:name="Heading_20_7_20_Char" style:display-name="Heading 7 Char" style:family="text" style:parent-style-name="Default_20_Paragraph_20_Font">
      <style:text-properties style:font-name="Candara" fo:font-family="Candara" style:font-family-generic="roman" style:font-pitch="variable" fo:font-size="10pt" fo:font-style="italic" style:font-name-asian="华文楷体" style:font-family-asian="华文楷体" style:font-family-generic-asian="system" style:font-pitch-asian="variable" style:font-size-asian="10pt" style:font-style-asian="italic" style:font-name-complex="Tahoma" style:font-family-complex="Tahoma" style:font-family-generic-complex="system" style:font-pitch-complex="variable" style:font-size-complex="10pt" style:font-style-complex="italic"/>
    </style:style>
    <style:style style:name="Heading_20_8_20_Char" style:display-name="Heading 8 Char" style:family="text" style:parent-style-name="Default_20_Paragraph_20_Font">
      <style:text-properties fo:text-transform="uppercase" fo:color="#272727" style:font-name="Candara" fo:font-family="Candara" style:font-family-generic="roman" style:font-pitch="variable" fo:font-size="9pt" style:font-name-asian="华文楷体" style:font-family-asian="华文楷体" style:font-family-generic-asian="system" style:font-pitch-asian="variable" style:font-size-asian="9pt" style:font-name-complex="Tahoma" style:font-family-complex="Tahoma" style:font-family-generic-complex="system" style:font-pitch-complex="variable" style:font-size-complex="9pt"/>
    </style:style>
    <style:style style:name="Heading_20_9_20_Char" style:display-name="Heading 9 Char" style:family="text" style:parent-style-name="Default_20_Paragraph_20_Font">
      <style:text-properties fo:text-transform="uppercase" style:font-name="Candara" fo:font-family="Candara" style:font-family-generic="roman" style:font-pitch="variable" fo:font-size="9pt" fo:font-style="italic" style:font-name-asian="华文楷体" style:font-family-asian="华文楷体" style:font-family-generic-asian="system" style:font-pitch-asian="variable" style:font-size-asian="9pt" style:font-style-asian="italic" style:font-name-complex="Tahoma" style:font-family-complex="Tahoma" style:font-family-generic-complex="system" style:font-pitch-complex="variable" style:font-size-complex="9pt" style:font-style-complex="italic"/>
    </style:style>
    <style:style style:name="Title_20_Char" style:display-name="Title Char" style:family="text" style:parent-style-name="Default_20_Paragraph_20_Font">
      <style:text-properties style:font-name="Candara" fo:font-family="Candara" style:font-family-generic="roman" style:font-pitch="variable" fo:font-size="36pt" fo:letter-spacing="normal" style:letter-kerning="true" style:font-name-asian="华文楷体" style:font-family-asian="华文楷体" style:font-family-generic-asian="system" style:font-pitch-asian="variable" style:font-size-asian="36pt" style:font-name-complex="Tahoma" style:font-family-complex="Tahoma" style:font-family-generic-complex="system" style:font-pitch-complex="variable" style:font-size-complex="36pt"/>
    </style:style>
    <style:style style:name="Subtitle_20_Char" style:display-name="Subtitle Char" style:family="text" style:parent-style-name="Default_20_Paragraph_20_Font">
      <style:text-properties fo:color="#5a5a5a"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fo:background-color="#f2f2f2" style:font-style-asian="italic" style:font-style-complex="italic"/>
    </style:style>
    <style:style style:name="Intense_20_Emphasis" style:display-name="Intense Emphasis" style:family="text" style:parent-style-name="Default_20_Paragraph_20_Font">
      <style:text-properties fo:color="#1cade4" fo:font-style="italic" style:font-style-asian="italic" style:font-style-complex="italic"/>
    </style:style>
    <style:style style:name="Intense_20_Quote_20_Char" style:display-name="Intense Quote Char" style:family="text" style:parent-style-name="Default_20_Paragraph_20_Font">
      <style:text-properties fo:font-style="italic" fo:background-color="#d1eef9" style:font-style-asian="italic" style:font-style-complex="italic"/>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1cade4" fo:letter-spacing="0.009cm" fo:font-weight="bold" style:font-weight-asian="bold" style:font-weight-complex="bold"/>
    </style:style>
    <style:style style:name="No_20_Spacing_20_Char" style:display-name="No Spacing Ch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language="en" fo:country="GB"/>
    </style:style>
    <style:style style:name="Footer_20_Char" style:display-name="Footer Char" style:family="text" style:parent-style-name="Default_20_Paragraph_20_Font">
      <style:text-properties fo:language="en" fo:country="GB"/>
    </style:style>
    <style:style style:name="Internet_20_link" style:display-name="Internet link" style:family="text" style:parent-style-name="Default_20_Paragraph_20_Font">
      <style:text-properties fo:color="#6eac1c" style:text-underline-style="solid" style:text-underline-width="auto" style:text-underline-color="font-color"/>
    </style:style>
    <style:style style:name="ListLabel_20_1" style:display-name="ListLabel 1" style:family="text">
      <style:text-properties fo:color="#1cade4"/>
    </style:style>
    <style:style style:name="ListLabel_20_2" style:display-name="ListLabel 2" style:family="text">
      <style:text-properties style:font-name="Calibri" fo:font-family="Calibri" style:font-family-generic="roman" style:font-pitch="variable"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1" style:num-format="1">
        <style:list-level-properties text:list-level-position-and-space-mode="label-alignment">
          <style:list-level-label-alignment text:label-followed-by="listtab" fo:text-indent="-0.762cm" fo:margin-left="0.762cm"/>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43" style:layout-grid-base-height="0.423cm" style:layout-grid-ruby-height="0.104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p text:style-name="Header">Dermot Ward<text:tab/>s00158222<text:tab/>Project <text:s/>Summer 2016</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meta:initial-creator>
    <dc:creator>x </dc:creator>
    <meta:editing-cycles>6</meta:editing-cycles>
    <meta:creation-date>2016-07-07T21:01:00</meta:creation-date>
    <dc:date>2016-08-31T09:25:38.364174892</dc:date>
    <meta:editing-duration>PT27M16S</meta:editing-duration>
    <meta:generator>LibreOffice/5.0.3.2$Linux_x86 LibreOffice_project/00m0$Build-2</meta:generator>
    <meta:document-statistic meta:table-count="0" meta:image-count="0" meta:object-count="0" meta:page-count="4" meta:paragraph-count="47" meta:word-count="1200" meta:character-count="7711" meta:non-whitespace-character-count="6579"/>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_TemplateID" meta:value-type="string">TC039859479991</meta:user-defined>
    <meta:template xlink:type="simple" xlink:actuate="onRequest" xlink:title="Spec design (blank).dotx" xlink:href=""/>
  </office:meta>
</office:document-meta>
</file>